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charg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VA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float" office:value="1014" calcext:value-type="float">
            <text:p>1014</text:p>
          </table:table-cell>
          <table:table-cell office:value-type="float" office:value="15" calcext:value-type="float">
            <text:p>15</text:p>
          </table:table-cell>
          <table:table-cell table:formula="of:=[.C3] - [.C3] * [.D3]/100" office:value-type="float" office:value="861.9" calcext:value-type="float">
            <text:p>861.9</text:p>
          </table:table-cell>
          <table:table-cell table:formula="of:=[.E3]*0.05" office:value-type="float" office:value="43.095" calcext:value-type="float">
            <text:p>43.095</text:p>
          </table:table-cell>
          <table:table-cell table:formula="of:=([.E3]+[.F3])*0.06" office:value-type="float" office:value="54.2997" calcext:value-type="float">
            <text:p>54.2997</text:p>
          </table:table-cell>
          <table:table-cell table:formula="of:=([.E3]+[.F3])*0.125" office:value-type="float" office:value="113.124375" calcext:value-type="float">
            <text:p>113.12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r</text:p>
          </table:table-cell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table:style-name="ce1" table:formula="of:=[.C4] - [.C4] * [.D4]/100" office:value-type="float" office:value="680" calcext:value-type="float">
            <text:p>680</text:p>
          </table:table-cell>
          <table:table-cell table:formula="of:=[.E4]*0.05" office:value-type="float" office:value="34" calcext:value-type="float">
            <text:p>34</text:p>
          </table:table-cell>
          <table:table-cell table:formula="of:=([.E4]+[.F4])*0.06" office:value-type="float" office:value="42.84" calcext:value-type="float">
            <text:p>42.84</text:p>
          </table:table-cell>
          <table:table-cell table:formula="of:=([.E4]+[.F4])*0.05" office:value-type="float" office:value="35.7" calcext:value-type="float">
            <text:p>35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3:.C4])" office:value-type="float" office:value="1814" calcext:value-type="float">
            <text:p>1814</text:p>
          </table:table-cell>
          <table:table-cell/>
          <table:table-cell table:formula="of:=SUM([.E3:.E4])" office:value-type="float" office:value="1541.9" calcext:value-type="float">
            <text:p>1541.9</text:p>
          </table:table-cell>
          <table:table-cell table:formula="of:=SUM([.F3:.F4])" office:value-type="float" office:value="77.095" calcext:value-type="float">
            <text:p>77.095</text:p>
          </table:table-cell>
          <table:table-cell table:formula="of:=SUM([.G3:.G4])" office:value-type="float" office:value="97.1397" calcext:value-type="float">
            <text:p>97.1397</text:p>
          </table:table-cell>
          <table:table-cell table:formula="of:=SUM([.H3:.H4])" office:value-type="float" office:value="148.824375" calcext:value-type="float">
            <text:p>148.824375</text:p>
          </table:table-cell>
          <table:table-cell table:formula="of:=SUM([.G5:.H5])" office:value-type="float" office:value="245.964075" calcext:value-type="float">
            <text:p>245.964075</text:p>
          </table:table-cell>
          <table:table-cell table:formula="of:=[.E5]+[.F5]+[.I5]" office:value-type="float" office:value="1864.959075" calcext:value-type="float">
            <text:p>1864.959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00:07:09.753515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03:10:58.072846753</meta:creation-date>
    <dc:date>2017-04-14T00:31:42.122706290</dc:date>
    <meta:editing-duration>PT6H56M14S</meta:editing-duration>
    <meta:editing-cycles>5</meta:editing-cycles>
    <meta:generator>LibreOffice/5.1.6.2$Linux_X86_64 LibreOffice_project/10m0$Build-2</meta:generator>
    <meta:document-statistic meta:table-count="1" meta:cell-count="24" meta:object-count="0"/>
  </office:meta>
</office:document-meta>
</file>